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150000021556FE790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902cm" svg:height="4.652cm" svg:x="2.598cm" svg:y="2.148cm">
          <draw:image xlink:href="Pictures/10000201000002150000021556FE79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3-26T21:29:28</dc:date>
    <dc:creator>Dedhy MOUANA</dc:creator>
    <meta:document-statistic meta:object-count="1"/>
    <meta:generator>OpenOffice/4.1.11$Unix OpenOffice.org_project/4111m1$Build-9808</meta:generator>
  </office:meta>
</office:document-meta>
</file>